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4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5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/>
    <style:style style:name="ce3" style:family="table-cell" style:parent-style-name="Default" style:data-style-name="N5011"/>
    <style:style style:name="ce4" style:family="table-cell" style:parent-style-name="Default">
      <style:table-cell-properties fo:background-color="#00ff00"/>
    </style:style>
    <style:style style:name="gr1" style:family="graphic">
      <style:graphic-properties draw:ole-draw-aspect="1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>
            <text:p># I (mA)</text:p>
          </table:table-cell>
          <table:table-cell office:value-type="string">
            <text:p>+/- (mA)</text:p>
          </table:table-cell>
          <table:table-cell office:value-type="string">
            <text:p>U (mV)</text:p>
          </table:table-cell>
          <table:table-cell office:value-type="string">
            <text:p>+/- (mV)</text:p>
          </table:table-cell>
          <table:table-cell office:value-type="string">
            <text:p>R (Ohm)</text:p>
          </table:table-cell>
          <table:table-cell office:value-type="string">
            <text:p>+/- (Ohm)</text:p>
          </table:table-cell>
          <table:table-cell/>
          <table:table-cell table:style-name="Default" office:value-type="string">
            <text:p>delta R</text:p>
          </table:table-cell>
          <table:table-cell/>
          <table:table-cell table:style-name="Default" office:value-type="string">
            <text:p>delta I</text:p>
          </table:table-cell>
          <table:table-cell table:style-name="Default" office:value-type="string">
            <text:p>delta U</text:p>
          </table:table-cell>
        </table:table-row>
        <table:table-row table:style-name="ro1">
          <table:table-cell office:value-type="float" office:value="1.0909172331">
            <text:p>1.0909172331</text:p>
          </table:table-cell>
          <table:table-cell office:value-type="float" office:value="0.00247600108434988">
            <text:p>0.0024760011</text:p>
          </table:table-cell>
          <table:table-cell office:value-type="float" office:value="4608.3247814">
            <text:p>4608.3247814</text:p>
          </table:table-cell>
          <table:table-cell office:value-type="float" office:value="2.96853533481596">
            <text:p>2.9685353348</text:p>
          </table:table-cell>
          <table:table-cell office:value-type="float" office:value="4224.26630460795">
            <text:p>4224.266304608</text:p>
          </table:table-cell>
          <table:table-cell office:value-type="float" office:value="9.271195450485">
            <text:p>9.2711954505</text:p>
          </table:table-cell>
          <table:table-cell/>
          <table:table-cell table:number-matrix-columns-spanned="1" table:number-matrix-rows-spanned="11" table:formula="of:=[.F2:.F12]/[.E2:.E12]" office:value-type="percentage" office:value="0.00219474691744025">
            <text:p>0.22%</text:p>
          </table:table-cell>
          <table:table-cell/>
          <table:table-cell table:number-matrix-columns-spanned="1" table:number-matrix-rows-spanned="11" table:formula="of:=[.B2:.B12]/[.A2:.A12]" office:value-type="percentage" office:value="0.00226965072071871">
            <text:p>0.23%</text:p>
          </table:table-cell>
          <table:table-cell table:number-matrix-columns-spanned="1" table:number-matrix-rows-spanned="11" table:formula="of:=[.D2:.D12]/[.C2:.C12]" office:value-type="percentage" office:value="0.000644167995015777">
            <text:p>0.06%</text:p>
          </table:table-cell>
        </table:table-row>
        <table:table-row table:style-name="ro1">
          <table:table-cell office:value-type="float" office:value="1.1713800662">
            <text:p>1.1713800662</text:p>
          </table:table-cell>
          <table:table-cell office:value-type="float" office:value="0.00259912044038636">
            <text:p>0.0025991204</text:p>
          </table:table-cell>
          <table:table-cell office:value-type="float" office:value="4949.4724968">
            <text:p>4949.4724968</text:p>
          </table:table-cell>
          <table:table-cell office:value-type="float" office:value="3.98118276937051">
            <text:p>3.9811827694</text:p>
          </table:table-cell>
          <table:table-cell office:value-type="float" office:value="4225.33477812782">
            <text:p>4225.3347781278</text:p>
          </table:table-cell>
          <table:table-cell office:value-type="float" office:value="8.7689181710748">
            <text:p>8.7689181711</text:p>
          </table:table-cell>
          <table:table-cell/>
          <table:table-cell office:value-type="percentage" office:value="0.00207531914783807">
            <text:p>0.21%</text:p>
          </table:table-cell>
          <table:table-cell/>
          <table:table-cell office:value-type="percentage" office:value="0.00221885322738845">
            <text:p>0.22%</text:p>
          </table:table-cell>
          <table:table-cell office:value-type="percentage" office:value="0.000804365065558901">
            <text:p>0.08%</text:p>
          </table:table-cell>
        </table:table-row>
        <table:table-row table:style-name="ro1">
          <table:table-cell office:value-type="float" office:value="1.2925505431">
            <text:p>1.2925505431</text:p>
          </table:table-cell>
          <table:table-cell office:value-type="float" office:value="0.00305311597333946">
            <text:p>0.003053116</text:p>
          </table:table-cell>
          <table:table-cell office:value-type="float" office:value="5462.4184205">
            <text:p>5462.4184205</text:p>
          </table:table-cell>
          <table:table-cell office:value-type="float" office:value="7.43921955645664">
            <text:p>7.4392195565</text:p>
          </table:table-cell>
          <table:table-cell office:value-type="float" office:value="4226.0777420513">
            <text:p>4226.0777420513</text:p>
          </table:table-cell>
          <table:table-cell office:value-type="float" office:value="8.05588615495025">
            <text:p>8.055886155</text:p>
          </table:table-cell>
          <table:table-cell/>
          <table:table-cell office:value-type="percentage" office:value="0.0019062323616981">
            <text:p>0.19%</text:p>
          </table:table-cell>
          <table:table-cell/>
          <table:table-cell office:value-type="percentage" office:value="0.00236208633359666">
            <text:p>0.24%</text:p>
          </table:table-cell>
          <table:table-cell office:value-type="percentage" office:value="0.00136189119612988">
            <text:p>0.14%</text:p>
          </table:table-cell>
        </table:table-row>
        <table:table-row table:style-name="ro1">
          <table:table-cell office:value-type="float" office:value="1.371716977">
            <text:p>1.371716977</text:p>
          </table:table-cell>
          <table:table-cell office:value-type="float" office:value="0.00265899123717016">
            <text:p>0.0026589912</text:p>
          </table:table-cell>
          <table:table-cell office:value-type="float" office:value="5795.7984042">
            <text:p>5795.7984042</text:p>
          </table:table-cell>
          <table:table-cell office:value-type="float" office:value="4.29128404762258">
            <text:p>4.2912840476</text:p>
          </table:table-cell>
          <table:table-cell office:value-type="float" office:value="4225.21454896687">
            <text:p>4225.2145489669</text:p>
          </table:table-cell>
          <table:table-cell office:value-type="float" office:value="7.64540337937072">
            <text:p>7.6454033794</text:p>
          </table:table-cell>
          <table:table-cell/>
          <table:table-cell office:value-type="percentage" office:value="0.0018094710436042">
            <text:p>0.18%</text:p>
          </table:table-cell>
          <table:table-cell/>
          <table:table-cell office:value-type="percentage" office:value="0.00193844013142236">
            <text:p>0.19%</text:p>
          </table:table-cell>
          <table:table-cell office:value-type="percentage" office:value="0.000740412924734036">
            <text:p>0.07%</text:p>
          </table:table-cell>
        </table:table-row>
        <table:table-row table:style-name="ro1">
          <table:table-cell office:value-type="float" office:value="1.4905374608">
            <text:p>1.4905374608</text:p>
          </table:table-cell>
          <table:table-cell office:value-type="float" office:value="0.00284379896445253">
            <text:p>0.002843799</text:p>
          </table:table-cell>
          <table:table-cell office:value-type="float" office:value="6298.049345">
            <text:p>6298.049345</text:p>
          </table:table-cell>
          <table:table-cell office:value-type="float" office:value="5.54375105234074">
            <text:p>5.5437510523</text:p>
          </table:table-cell>
          <table:table-cell office:value-type="float" office:value="4225.35481575221">
            <text:p>4225.3548157522</text:p>
          </table:table-cell>
          <table:table-cell office:value-type="float" office:value="7.12360544991381">
            <text:p>7.1236054499</text:p>
          </table:table-cell>
          <table:table-cell/>
          <table:table-cell office:value-type="percentage" office:value="0.00168591887795005">
            <text:p>0.17%</text:p>
          </table:table-cell>
          <table:table-cell/>
          <table:table-cell office:value-type="percentage" office:value="0.00190790170609078">
            <text:p>0.19%</text:p>
          </table:table-cell>
          <table:table-cell office:value-type="percentage" office:value="0.000880233029095257">
            <text:p>0.09%</text:p>
          </table:table-cell>
        </table:table-row>
        <table:table-row table:style-name="ro1">
          <table:table-cell office:value-type="float" office:value="1.5719596804">
            <text:p>1.5719596804</text:p>
          </table:table-cell>
          <table:table-cell office:value-type="float" office:value="0.00301638437477018">
            <text:p>0.0030163844</text:p>
          </table:table-cell>
          <table:table-cell office:value-type="float" office:value="6641.8589525">
            <text:p>6641.8589525</text:p>
          </table:table-cell>
          <table:table-cell office:value-type="float" office:value="6.55781646788545">
            <text:p>6.5578164679</text:p>
          </table:table-cell>
          <table:table-cell office:value-type="float" office:value="4225.20985076346">
            <text:p>4225.2098507635</text:p>
          </table:table-cell>
          <table:table-cell office:value-type="float" office:value="6.83095522298288">
            <text:p>6.830955223</text:p>
          </table:table-cell>
          <table:table-cell/>
          <table:table-cell office:value-type="percentage" office:value="0.00161671383534917">
            <text:p>0.16%</text:p>
          </table:table-cell>
          <table:table-cell/>
          <table:table-cell office:value-type="percentage" office:value="0.00191886879312492">
            <text:p>0.19%</text:p>
          </table:table-cell>
          <table:table-cell office:value-type="percentage" office:value="0.000987346541801687">
            <text:p>0.10%</text:p>
          </table:table-cell>
        </table:table-row>
        <table:table-row table:style-name="ro1">
          <table:table-cell office:value-type="float" office:value="1.6931805572">
            <text:p>1.6931805572</text:p>
          </table:table-cell>
          <table:table-cell office:value-type="float" office:value="0.0027762246992089">
            <text:p>0.0027762247</text:p>
          </table:table-cell>
          <table:table-cell office:value-type="float" office:value="7153.1356486">
            <text:p>7153.1356486</text:p>
          </table:table-cell>
          <table:table-cell office:value-type="float" office:value="4.41824037959629">
            <text:p>4.4182403796</text:p>
          </table:table-cell>
          <table:table-cell office:value-type="float" office:value="4224.67397499383">
            <text:p>4224.6739749938</text:p>
          </table:table-cell>
          <table:table-cell office:value-type="float" office:value="6.42143563290476">
            <text:p>6.4214356329</text:p>
          </table:table-cell>
          <table:table-cell/>
          <table:table-cell office:value-type="percentage" office:value="0.001519983712569">
            <text:p>0.15%</text:p>
          </table:table-cell>
          <table:table-cell/>
          <table:table-cell office:value-type="percentage" office:value="0.0016396507078961">
            <text:p>0.16%</text:p>
          </table:table-cell>
          <table:table-cell office:value-type="percentage" office:value="0.000617664839120033">
            <text:p>0.06%</text:p>
          </table:table-cell>
        </table:table-row>
        <table:table-row table:style-name="ro1">
          <table:table-cell office:value-type="float" office:value="1.7735337589">
            <text:p>1.7735337589</text:p>
          </table:table-cell>
          <table:table-cell office:value-type="float" office:value="0.00299729047309398">
            <text:p>0.0029972905</text:p>
          </table:table-cell>
          <table:table-cell office:value-type="float" office:value="7492.9196063">
            <text:p>7492.9196063</text:p>
          </table:table-cell>
          <table:table-cell office:value-type="float" office:value="6.49371440091983">
            <text:p>6.4937144009</text:p>
          </table:table-cell>
          <table:table-cell office:value-type="float" office:value="4224.85313232983">
            <text:p>4224.8531323298</text:p>
          </table:table-cell>
          <table:table-cell office:value-type="float" office:value="6.19155015773746">
            <text:p>6.1915501577</text:p>
          </table:table-cell>
          <table:table-cell/>
          <table:table-cell office:value-type="percentage" office:value="0.00146550660195922">
            <text:p>0.15%</text:p>
          </table:table-cell>
          <table:table-cell/>
          <table:table-cell office:value-type="percentage" office:value="0.00169001038635599">
            <text:p>0.17%</text:p>
          </table:table-cell>
          <table:table-cell office:value-type="percentage" office:value="0.000866646746811477">
            <text:p>0.09%</text:p>
          </table:table-cell>
        </table:table-row>
        <table:table-row table:style-name="ro1">
          <table:table-cell office:value-type="float" office:value="1.8938971432">
            <text:p>1.8938971432</text:p>
          </table:table-cell>
          <table:table-cell office:value-type="float" office:value="0.00303208219116265">
            <text:p>0.0030320822</text:p>
          </table:table-cell>
          <table:table-cell office:value-type="float" office:value="8000.7676189">
            <text:p>8000.7676189</text:p>
          </table:table-cell>
          <table:table-cell office:value-type="float" office:value="6.4801843127365">
            <text:p>6.4801843127</text:p>
          </table:table-cell>
          <table:table-cell office:value-type="float" office:value="4224.49960297386">
            <text:p>4224.4996029739</text:p>
          </table:table-cell>
          <table:table-cell office:value-type="float" office:value="5.88857378630631">
            <text:p>5.8885737863</text:p>
          </table:table-cell>
          <table:table-cell/>
          <table:table-cell office:value-type="percentage" office:value="0.0013939103656587">
            <text:p>0.14%</text:p>
          </table:table-cell>
          <table:table-cell/>
          <table:table-cell office:value-type="percentage" office:value="0.0016009751121117">
            <text:p>0.16%</text:p>
          </table:table-cell>
          <table:table-cell office:value-type="percentage" office:value="0.000809945322924832">
            <text:p>0.08%</text:p>
          </table:table-cell>
        </table:table-row>
        <table:table-row table:style-name="ro1">
          <table:table-cell office:value-type="float" office:value="1.973118274">
            <text:p>1.973118274</text:p>
          </table:table-cell>
          <table:table-cell office:value-type="float" office:value="0.00277407202795878">
            <text:p>0.002774072</text:p>
          </table:table-cell>
          <table:table-cell office:value-type="float" office:value="8335.2635423">
            <text:p>8335.2635423</text:p>
          </table:table-cell>
          <table:table-cell office:value-type="float" office:value="3.58187130140527">
            <text:p>3.5818713014</text:p>
          </table:table-cell>
          <table:table-cell office:value-type="float" office:value="4224.41156992574">
            <text:p>4224.4115699257</text:p>
          </table:table-cell>
          <table:table-cell office:value-type="float" office:value="5.70460116032327">
            <text:p>5.7046011603</text:p>
          </table:table-cell>
          <table:table-cell/>
          <table:table-cell table:style-name="ce3" office:value-type="percentage" office:value="0.00135038953139302">
            <text:p>0.14%</text:p>
          </table:table-cell>
          <table:table-cell/>
          <table:table-cell office:value-type="percentage" office:value="0.00140593296636752">
            <text:p>0.14%</text:p>
          </table:table-cell>
          <table:table-cell office:value-type="percentage" office:value="0.000429725021077966">
            <text:p>0.04%</text:p>
          </table:table-cell>
        </table:table-row>
        <table:table-row table:style-name="ro1">
          <table:table-cell office:value-type="float" office:value="2.0934944519">
            <text:p>2.0934944519</text:p>
          </table:table-cell>
          <table:table-cell office:value-type="float" office:value="0.00318234716996499">
            <text:p>0.0031823472</text:p>
          </table:table-cell>
          <table:table-cell office:value-type="float" office:value="8843.5574902">
            <text:p>8843.5574902</text:p>
          </table:table-cell>
          <table:table-cell office:value-type="float" office:value="6.83094859443705">
            <text:p>6.8309485944</text:p>
          </table:table-cell>
          <table:table-cell office:value-type="float" office:value="4224.30448666543">
            <text:p>4224.3044866654</text:p>
          </table:table-cell>
          <table:table-cell office:value-type="float" office:value="5.46970948649154">
            <text:p>5.4697094865</text:p>
          </table:table-cell>
          <table:table-cell/>
          <table:table-cell table:style-name="ce3" office:value-type="percentage" office:value="0.00129481894682483">
            <text:p>0.13%</text:p>
          </table:table-cell>
          <table:table-cell table:formula="of:=AVERAGE([.H2:.H12])" office:value-type="percentage" office:value="0.00166481921293496">
            <text:p>0.17%</text:p>
          </table:table-cell>
          <table:table-cell office:value-type="percentage" office:value="0.00152011254057864">
            <text:p>0.15%</text:p>
          </table:table-cell>
          <table:table-cell office:value-type="percentage" office:value="0.000772420895324849">
            <text:p>0.08%</text:p>
          </table:table-cell>
        </table:table-row>
        <table:table-row table:style-name="ro1">
          <table:table-cell table:number-columns-repeated="4"/>
          <table:table-cell table:style-name="ce1" table:formula="of:=MAX([.E2:.E12])-MIN([.E2:.E12])" office:value-type="float" office:value="1.81143744335623">
            <text:p>1.8114374434</text:p>
          </table:table-cell>
          <table:table-cell table:number-columns-repeated="4"/>
          <table:table-cell table:style-name="ce4" table:formula="of:=AVERAGE([.J2:.J12])" office:value-type="percentage" office:value="0.00186113478415017">
            <text:p>0.19%</text:p>
          </table:table-cell>
          <table:table-cell table:style-name="ce4" table:formula="of:=AVERAGE([.K2:.K12])" office:value-type="percentage" office:value="0.000810438143417699">
            <text:p>0.08%</text:p>
          </table:table-cell>
        </table:table-row>
        <table:table-row table:style-name="ro1">
          <table:table-cell office:value-type="string">
            <text:p># I (mA)</text:p>
          </table:table-cell>
          <table:table-cell office:value-type="string">
            <text:p>+/- (mA)</text:p>
            <draw:frame table:end-cell-address="Лист1.I35" table:end-x="0.2602in" table:end-y="0.0433in" draw:z-index="0" draw:style-name="gr1" svg:width="6.2988in" svg:height="3.5429in" svg:x="0.1846in" svg:y="0.0602in">
              <draw:object draw:notify-on-update-of-ranges="Лист1.A2:Лист1.A12 Лист1.E2:Лист1.E12 Лист1.F2:Лист1.F12 Лист1.F2:Лист1.F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U (mV)</text:p>
          </table:table-cell>
          <table:table-cell office:value-type="string">
            <text:p>+/- (mV)</text:p>
          </table:table-cell>
          <table:table-cell office:value-type="string">
            <text:p>R (Ohm)</text:p>
          </table:table-cell>
          <table:table-cell table:number-columns-repeated="2" office:value-type="string">
            <text:p>+/- (Ohm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.0883914215">
            <text:p>1.0883914215</text:p>
          </table:table-cell>
          <table:table-cell office:value-type="float" office:value="0.000902940995233676">
            <text:p>0.000902941</text:p>
          </table:table-cell>
          <table:table-cell office:value-type="float" office:value="4600.6003654">
            <text:p>4600.6003654</text:p>
          </table:table-cell>
          <table:table-cell office:value-type="float" office:value="3.12991291218624">
            <text:p>3.1299129122</text:p>
          </table:table-cell>
          <table:table-cell office:value-type="float" office:value="4226.97301387851">
            <text:p>4226.9730138785</text:p>
          </table:table-cell>
          <table:table-cell table:number-columns-repeated="2" office:value-type="float" office:value="1.50421421988816">
            <text:p>1.5042142199</text:p>
          </table:table-cell>
          <table:table-cell table:number-matrix-columns-spanned="1" table:number-matrix-rows-spanned="11" table:formula="of:=[.F15:.F25]/[.E15:.E25]" office:value-type="percentage" office:value="0.00035586085242308">
            <text:p>0.04%</text:p>
          </table:table-cell>
          <table:table-cell/>
          <table:table-cell table:number-matrix-columns-spanned="1" table:number-matrix-rows-spanned="11" table:formula="of:=[.B15:.B25]/[.A15:.A25]" office:value-type="percentage" office:value="0.00082961054028638">
            <text:p>0.08%</text:p>
          </table:table-cell>
          <table:table-cell table:number-matrix-columns-spanned="1" table:number-matrix-rows-spanned="11" table:formula="of:=[.D15:.D25]/[.C15:.C25]" office:value-type="percentage" office:value="0.000680327058121708">
            <text:p>0.07%</text:p>
          </table:table-cell>
        </table:table-row>
        <table:table-row table:style-name="ro1">
          <table:table-cell office:value-type="float" office:value="1.1685163922">
            <text:p>1.1685163922</text:p>
          </table:table-cell>
          <table:table-cell office:value-type="float" office:value="0.00164236662653588">
            <text:p>0.0016423666</text:p>
          </table:table-cell>
          <table:table-cell office:value-type="float" office:value="4939.4673368">
            <text:p>4939.4673368</text:p>
          </table:table-cell>
          <table:table-cell office:value-type="float" office:value="6.87649336337858">
            <text:p>6.8764933634</text:p>
          </table:table-cell>
          <table:table-cell office:value-type="float" office:value="4227.12738281021">
            <text:p>4227.1273828102</text:p>
          </table:table-cell>
          <table:table-cell table:number-columns-repeated="2" office:value-type="float" office:value="1.24040194412446">
            <text:p>1.2404019441</text:p>
          </table:table-cell>
          <table:table-cell office:value-type="percentage" office:value="0.000293438506057">
            <text:p>0.03%</text:p>
          </table:table-cell>
          <table:table-cell/>
          <table:table-cell office:value-type="percentage" office:value="0.00140551440912502">
            <text:p>0.14%</text:p>
          </table:table-cell>
          <table:table-cell office:value-type="percentage" office:value="0.00139215281618472">
            <text:p>0.14%</text:p>
          </table:table-cell>
        </table:table-row>
        <table:table-row table:style-name="ro1">
          <table:table-cell office:value-type="float" office:value="1.2917601945">
            <text:p>1.2917601945</text:p>
          </table:table-cell>
          <table:table-cell office:value-type="float" office:value="0.00165398565621877">
            <text:p>0.0016539857</text:p>
          </table:table-cell>
          <table:table-cell office:value-type="float" office:value="5458.3525381">
            <text:p>5458.3525381</text:p>
          </table:table-cell>
          <table:table-cell office:value-type="float" office:value="6.71028221434178">
            <text:p>6.7102822143</text:p>
          </table:table-cell>
          <table:table-cell office:value-type="float" office:value="4225.51577839422">
            <text:p>4225.5157783942</text:p>
          </table:table-cell>
          <table:table-cell table:number-columns-repeated="2" office:value-type="float" office:value="1.14907903921887">
            <text:p>1.1490790392</text:p>
          </table:table-cell>
          <table:table-cell office:value-type="percentage" office:value="0.000271938172635469">
            <text:p>0.03%</text:p>
          </table:table-cell>
          <table:table-cell/>
          <table:table-cell office:value-type="percentage" office:value="0.00128041231124866">
            <text:p>0.13%</text:p>
          </table:table-cell>
          <table:table-cell office:value-type="percentage" office:value="0.00122936035507109">
            <text:p>0.12%</text:p>
          </table:table-cell>
        </table:table-row>
        <table:table-row table:style-name="ro1">
          <table:table-cell office:value-type="float" office:value="1.3734398482">
            <text:p>1.3734398482</text:p>
          </table:table-cell>
          <table:table-cell office:value-type="float" office:value="0.00119190204393819">
            <text:p>0.001191902</text:p>
          </table:table-cell>
          <table:table-cell office:value-type="float" office:value="5803.4594469">
            <text:p>5803.4594469</text:p>
          </table:table-cell>
          <table:table-cell office:value-type="float" office:value="5.03695195808589">
            <text:p>5.0369519581</text:p>
          </table:table-cell>
          <table:table-cell office:value-type="float" office:value="4225.49241183378">
            <text:p>4225.4924118338</text:p>
          </table:table-cell>
          <table:table-cell table:number-columns-repeated="2" office:value-type="float" office:value="1.14287202548551">
            <text:p>1.1428720255</text:p>
          </table:table-cell>
          <table:table-cell office:value-type="percentage" office:value="0.000270470731951812">
            <text:p>0.03%</text:p>
          </table:table-cell>
          <table:table-cell/>
          <table:table-cell office:value-type="percentage" office:value="0.000867822530051294">
            <text:p>0.09%</text:p>
          </table:table-cell>
          <table:table-cell office:value-type="percentage" office:value="0.000867922314986874">
            <text:p>0.09%</text:p>
          </table:table-cell>
        </table:table-row>
        <table:table-row table:style-name="ro1">
          <table:table-cell office:value-type="float" office:value="1.4909281104">
            <text:p>1.4909281104</text:p>
          </table:table-cell>
          <table:table-cell office:value-type="float" office:value="0.00175105237607946">
            <text:p>0.0017510524</text:p>
          </table:table-cell>
          <table:table-cell office:value-type="float" office:value="6300.878206">
            <text:p>6300.878206</text:p>
          </table:table-cell>
          <table:table-cell office:value-type="float" office:value="7.88374516235808">
            <text:p>7.8837451624</text:p>
          </table:table-cell>
          <table:table-cell office:value-type="float" office:value="4226.14459304891">
            <text:p>4226.1445930489</text:p>
          </table:table-cell>
          <table:table-cell table:number-columns-repeated="2" office:value-type="float" office:value="0.918363934935343">
            <text:p>0.9183639349</text:p>
          </table:table-cell>
          <table:table-cell office:value-type="percentage" office:value="0.000217305374843504">
            <text:p>0.02%</text:p>
          </table:table-cell>
          <table:table-cell/>
          <table:table-cell office:value-type="percentage" office:value="0.00117447136710681">
            <text:p>0.12%</text:p>
          </table:table-cell>
          <table:table-cell office:value-type="percentage" office:value="0.00125121370459927">
            <text:p>0.13%</text:p>
          </table:table-cell>
        </table:table-row>
        <table:table-row table:style-name="ro1">
          <table:table-cell office:value-type="float" office:value="1.5719775816">
            <text:p>1.5719775816</text:p>
          </table:table-cell>
          <table:table-cell office:value-type="float" office:value="0.00135268993092819">
            <text:p>0.0013526899</text:p>
          </table:table-cell>
          <table:table-cell office:value-type="float" office:value="6641.8879489">
            <text:p>6641.8879489</text:p>
          </table:table-cell>
          <table:table-cell office:value-type="float" office:value="5.4698829873236">
            <text:p>5.4698829873</text:p>
          </table:table-cell>
          <table:table-cell office:value-type="float" office:value="4225.18004046056">
            <text:p>4225.1800404606</text:p>
          </table:table-cell>
          <table:table-cell table:number-columns-repeated="2" office:value-type="float" office:value="0.8974366122498">
            <text:p>0.8974366122</text:p>
          </table:table-cell>
          <table:table-cell office:value-type="percentage" office:value="0.000212401981372604">
            <text:p>0.02%</text:p>
          </table:table-cell>
          <table:table-cell/>
          <table:table-cell office:value-type="percentage" office:value="0.000860502049622987">
            <text:p>0.09%</text:p>
          </table:table-cell>
          <table:table-cell office:value-type="percentage" office:value="0.00082354340052206">
            <text:p>0.08%</text:p>
          </table:table-cell>
        </table:table-row>
        <table:table-row table:style-name="ro1">
          <table:table-cell office:value-type="float" office:value="1.6939839592">
            <text:p>1.6939839592</text:p>
          </table:table-cell>
          <table:table-cell office:value-type="float" office:value="0.00137914945430282">
            <text:p>0.0013791495</text:p>
          </table:table-cell>
          <table:table-cell office:value-type="float" office:value="7157.4998479">
            <text:p>7157.4998479</text:p>
          </table:table-cell>
          <table:table-cell office:value-type="float" office:value="5.96973439351858">
            <text:p>5.9697343935</text:p>
          </table:table-cell>
          <table:table-cell office:value-type="float" office:value="4225.24653769466">
            <text:p>4225.2465376947</text:p>
          </table:table-cell>
          <table:table-cell table:number-columns-repeated="2" office:value-type="float" office:value="0.799777342278478">
            <text:p>0.7997773423</text:p>
          </table:table-cell>
          <table:table-cell office:value-type="percentage" office:value="0.000189285367171698">
            <text:p>0.02%</text:p>
          </table:table-cell>
          <table:table-cell/>
          <table:table-cell office:value-type="percentage" office:value="0.000814145521752245">
            <text:p>0.08%</text:p>
          </table:table-cell>
          <table:table-cell office:value-type="percentage" office:value="0.000834053024153411">
            <text:p>0.08%</text:p>
          </table:table-cell>
        </table:table-row>
        <table:table-row table:style-name="ro1">
          <table:table-cell office:value-type="float" office:value="1.7740120075">
            <text:p>1.7740120075</text:p>
          </table:table-cell>
          <table:table-cell office:value-type="float" office:value="0.00114153076817978">
            <text:p>0.0011415308</text:p>
          </table:table-cell>
          <table:table-cell office:value-type="float" office:value="7493.0697549">
            <text:p>7493.0697549</text:p>
          </table:table-cell>
          <table:table-cell office:value-type="float" office:value="4.70515419321062">
            <text:p>4.7051541932</text:p>
          </table:table-cell>
          <table:table-cell office:value-type="float" office:value="4223.79889538246">
            <text:p>4223.7988953825</text:p>
          </table:table-cell>
          <table:table-cell table:number-columns-repeated="2" office:value-type="float" office:value="0.789315072217619">
            <text:p>0.7893150722</text:p>
          </table:table-cell>
          <table:table-cell table:style-name="Default" office:value-type="percentage" office:value="0.000186873260722832">
            <text:p>0.02%</text:p>
          </table:table-cell>
          <table:table-cell/>
          <table:table-cell office:value-type="percentage" office:value="0.000643474093384784">
            <text:p>0.06%</text:p>
          </table:table-cell>
          <table:table-cell office:value-type="percentage" office:value="0.000627934124079619">
            <text:p>0.06%</text:p>
          </table:table-cell>
        </table:table-row>
        <table:table-row table:style-name="ro1">
          <table:table-cell office:value-type="float" office:value="1.8938815244">
            <text:p>1.8938815244</text:p>
          </table:table-cell>
          <table:table-cell office:value-type="float" office:value="0.00127956587066132">
            <text:p>0.0012795659</text:p>
          </table:table-cell>
          <table:table-cell office:value-type="float" office:value="7999.3023898">
            <text:p>7999.3023898</text:p>
          </table:table-cell>
          <table:table-cell office:value-type="float" office:value="5.40514159686283">
            <text:p>5.4051415969</text:p>
          </table:table-cell>
          <table:table-cell office:value-type="float" office:value="4223.76079107354">
            <text:p>4223.7607910735</text:p>
          </table:table-cell>
          <table:table-cell table:number-columns-repeated="2" office:value-type="float" office:value="0.783700374363995">
            <text:p>0.7837003744</text:p>
          </table:table-cell>
          <table:table-cell table:style-name="Default" office:value-type="percentage" office:value="0.000185545634123093">
            <text:p>0.02%</text:p>
          </table:table-cell>
          <table:table-cell/>
          <table:table-cell office:value-type="percentage" office:value="0.000675631423706244">
            <text:p>0.07%</text:p>
          </table:table-cell>
          <table:table-cell office:value-type="percentage" office:value="0.000675701621650781">
            <text:p>0.07%</text:p>
          </table:table-cell>
        </table:table-row>
        <table:table-row table:style-name="ro1">
          <table:table-cell office:value-type="float" office:value="1.9736655157">
            <text:p>1.9736655157</text:p>
          </table:table-cell>
          <table:table-cell office:value-type="float" office:value="0.00134583010518508">
            <text:p>0.0013458301</text:p>
          </table:table-cell>
          <table:table-cell office:value-type="float" office:value="8337.3234019">
            <text:p>8337.3234019</text:p>
          </table:table-cell>
          <table:table-cell office:value-type="float" office:value="4.81567802795392">
            <text:p>4.815678028</text:p>
          </table:table-cell>
          <table:table-cell office:value-type="float" office:value="4224.28427828404">
            <text:p>4224.2842782841</text:p>
          </table:table-cell>
          <table:table-cell table:number-columns-repeated="2" office:value-type="float" office:value="1.06946982457882">
            <text:p>1.0694698246</text:p>
          </table:table-cell>
          <table:table-cell office:value-type="percentage" office:value="0.000253171840275212">
            <text:p>0.03%</text:p>
          </table:table-cell>
          <table:table-cell/>
          <table:table-cell office:value-type="percentage" office:value="0.000681893712221926">
            <text:p>0.07%</text:p>
          </table:table-cell>
          <table:table-cell office:value-type="percentage" office:value="0.000577604801423017">
            <text:p>0.06%</text:p>
          </table:table-cell>
        </table:table-row>
        <table:table-row table:style-name="ro1">
          <table:table-cell office:value-type="float" office:value="2.0934247096">
            <text:p>2.0934247096</text:p>
          </table:table-cell>
          <table:table-cell office:value-type="float" office:value="0.00133413528760526">
            <text:p>0.0013341353</text:p>
          </table:table-cell>
          <table:table-cell office:value-type="float" office:value="8844.717279">
            <text:p>8844.717279</text:p>
          </table:table-cell>
          <table:table-cell office:value-type="float" office:value="5.45051079554011">
            <text:p>5.4505107955</text:p>
          </table:table-cell>
          <table:table-cell office:value-type="float" office:value="4224.99910379861">
            <text:p>4224.9991037986</text:p>
          </table:table-cell>
          <table:table-cell table:number-columns-repeated="2" office:value-type="float" office:value="0.721189673591451">
            <text:p>0.7211896736</text:p>
          </table:table-cell>
          <table:table-cell office:value-type="percentage" office:value="0.000170695816939475">
            <text:p>0.02%</text:p>
          </table:table-cell>
          <table:table-cell table:formula="of:=AVERAGE([.H15:.H25])" office:value-type="percentage" office:value="0.000236998867137798">
            <text:p>0.02%</text:p>
          </table:table-cell>
          <table:table-cell office:value-type="percentage" office:value="0.000637297955587892">
            <text:p>0.06%</text:p>
          </table:table-cell>
          <table:table-cell office:value-type="percentage" office:value="0.000616244773417603">
            <text:p>0.06%</text:p>
          </table:table-cell>
        </table:table-row>
        <table:table-row table:style-name="ro1">
          <table:table-cell table:number-columns-repeated="4"/>
          <table:table-cell table:formula="of:=MAX([.E15:.E25])-MIN([.E15:.E25])" office:value-type="float" office:value="3.36659173666703">
            <text:p>3.3665917367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 table:formula="of:=AVERAGE([.J15:.J25])" office:value-type="percentage" office:value="0.000897343264917658">
            <text:p>0.09%</text:p>
          </table:table-cell>
          <table:table-cell table:style-name="Default" table:formula="of:=AVERAGE([.K15:.K25])" office:value-type="percentage" office:value="0.000870550726746378">
            <text:p>0.09%</text:p>
          </table:table-cell>
        </table:table-row>
        <table:table-row table:style-name="ro1" table:number-rows-repeated="4"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 table:number-columns-repeated="2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/12/2011</text:date>, <text:time>15:03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8T09:34:08.97</meta:creation-date>
    <dc:date>2011-12-12T15:03:11.91</dc:date>
    <meta:editing-duration>PT3H24M38S</meta:editing-duration>
    <meta:editing-cycles>4</meta:editing-cycles>
    <meta:generator>OpenOffice.org/3.3$Win32 OpenOffice.org_project/330m20$Build-9567</meta:generator>
    <meta:document-statistic meta:table-count="3" meta:cell-count="2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mean-value="true" chart:error-upper-indicator="true" chart:error-lower-indicator="true" chart:error-category="cell-range" chart:regression-type="linear" chart:error-upper-range="Лист1.F2:Лист1.F12" chart:error-lower-range="Лист1.F2:Лист1.F12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4210" chart:maximum="42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mean-value="true" chart:error-upper-indicator="true" chart:error-lower-indicator="true" chart:error-category="cell-range" chart:regression-type="linear" chart:error-upper-range="Лист1.F2:Лист1.F12" chart:error-lower-range="Лист1.F2:Лист1.F12">
        <chart:symbol-image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Лист1.A2:Лист1.A12 Лист1.E2:Лист1.E12" svg:x="1.321cm" svg:y="0.855cm" svg:width="14.039cm" svg:height="6.994cm">
          <chartooo:coordinate-region svg:x="2.334cm" svg:y="1.057cm" svg:width="12.781cm" svg:height="6.139cm"/>
          <chart:axis chart:dimension="x" chart:name="primary-x" chart:style-name="ch3">
            <chart:title svg:x="7.933cm" svg:y="8.029cm" chart:style-name="ch4">
              <text:p>I, mA</text:p>
            </chart:title>
          </chart:axis>
          <chart:axis chart:dimension="y" chart:name="primary-y" chart:style-name="ch5">
            <chart:title svg:x="0.451cm" svg:y="4.96cm" chart:style-name="ch6">
              <text:p>R, Ohm</text:p>
            </chart:title>
            <chart:grid chart:style-name="ch7" chart:class="major"/>
          </chart:axis>
          <chart:series chart:style-name="ch8" chart:values-cell-range-address="Лист1.E2:Лист1.E12" chart:class="chart:scatter">
            <chart:domain table:cell-range-address="Лист1.A2:Лист1.A12"/>
            <chart:mean-value chart:style-name="ch9"/>
            <chart:regression-curve chart:style-name="ch9"/>
            <chart:error-indicator chart:style-name="ch10" chart:dimension="y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909172331">
                <text:p>1.0909172331</text:p>
                <draw:g>
                  <svg:desc>Лист1.A2:Лист1.A12</svg:desc>
                </draw:g>
              </table:table-cell>
              <table:table-cell office:value-type="float" office:value="4224.26630460795">
                <text:p>4224.26630460795</text:p>
                <draw:g>
                  <svg:desc>Лист1.E2:Лист1.E12</svg:desc>
                </draw:g>
              </table:table-cell>
              <table:table-cell office:value-type="float" office:value="9.271195450485">
                <text:p>9.271195450485</text:p>
                <draw:g>
                  <svg:desc>Лист1.F2:Лист1.F12</svg:desc>
                </draw:g>
              </table:table-cell>
              <table:table-cell office:value-type="float" office:value="9.271195450485">
                <text:p>9.271195450485</text:p>
                <draw:g>
                  <svg:desc>Лист1.F2:Лист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13800662">
                <text:p>1.1713800662</text:p>
              </table:table-cell>
              <table:table-cell office:value-type="float" office:value="4225.33477812782">
                <text:p>4225.33477812782</text:p>
              </table:table-cell>
              <table:table-cell office:value-type="float" office:value="8.7689181710748">
                <text:p>8.7689181710748</text:p>
              </table:table-cell>
              <table:table-cell office:value-type="float" office:value="8.7689181710748">
                <text:p>8.7689181710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25505431">
                <text:p>1.2925505431</text:p>
              </table:table-cell>
              <table:table-cell office:value-type="float" office:value="4226.0777420513">
                <text:p>4226.0777420513</text:p>
              </table:table-cell>
              <table:table-cell office:value-type="float" office:value="8.05588615495025">
                <text:p>8.05588615495025</text:p>
              </table:table-cell>
              <table:table-cell office:value-type="float" office:value="8.05588615495025">
                <text:p>8.05588615495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71716977">
                <text:p>1.371716977</text:p>
              </table:table-cell>
              <table:table-cell office:value-type="float" office:value="4225.21454896687">
                <text:p>4225.21454896687</text:p>
              </table:table-cell>
              <table:table-cell office:value-type="float" office:value="7.64540337937072">
                <text:p>7.64540337937072</text:p>
              </table:table-cell>
              <table:table-cell office:value-type="float" office:value="7.64540337937072">
                <text:p>7.64540337937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905374608">
                <text:p>1.4905374608</text:p>
              </table:table-cell>
              <table:table-cell office:value-type="float" office:value="4225.35481575221">
                <text:p>4225.35481575221</text:p>
              </table:table-cell>
              <table:table-cell office:value-type="float" office:value="7.12360544991381">
                <text:p>7.12360544991381</text:p>
              </table:table-cell>
              <table:table-cell office:value-type="float" office:value="7.12360544991381">
                <text:p>7.12360544991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19596804">
                <text:p>1.5719596804</text:p>
              </table:table-cell>
              <table:table-cell office:value-type="float" office:value="4225.20985076346">
                <text:p>4225.20985076346</text:p>
              </table:table-cell>
              <table:table-cell office:value-type="float" office:value="6.83095522298288">
                <text:p>6.83095522298288</text:p>
              </table:table-cell>
              <table:table-cell office:value-type="float" office:value="6.83095522298288">
                <text:p>6.83095522298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931805572">
                <text:p>1.6931805572</text:p>
              </table:table-cell>
              <table:table-cell office:value-type="float" office:value="4224.67397499383">
                <text:p>4224.67397499383</text:p>
              </table:table-cell>
              <table:table-cell office:value-type="float" office:value="6.42143563290476">
                <text:p>6.42143563290476</text:p>
              </table:table-cell>
              <table:table-cell office:value-type="float" office:value="6.42143563290476">
                <text:p>6.421435632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735337589">
                <text:p>1.7735337589</text:p>
              </table:table-cell>
              <table:table-cell office:value-type="float" office:value="4224.85313232983">
                <text:p>4224.85313232983</text:p>
              </table:table-cell>
              <table:table-cell office:value-type="float" office:value="6.19155015773746">
                <text:p>6.19155015773746</text:p>
              </table:table-cell>
              <table:table-cell office:value-type="float" office:value="6.19155015773746">
                <text:p>6.19155015773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38971432">
                <text:p>1.8938971432</text:p>
              </table:table-cell>
              <table:table-cell office:value-type="float" office:value="4224.49960297386">
                <text:p>4224.49960297386</text:p>
              </table:table-cell>
              <table:table-cell office:value-type="float" office:value="5.88857378630631">
                <text:p>5.88857378630631</text:p>
              </table:table-cell>
              <table:table-cell office:value-type="float" office:value="5.88857378630631">
                <text:p>5.88857378630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3118274">
                <text:p>1.973118274</text:p>
              </table:table-cell>
              <table:table-cell office:value-type="float" office:value="4224.41156992574">
                <text:p>4224.41156992574</text:p>
              </table:table-cell>
              <table:table-cell office:value-type="float" office:value="5.70460116032327">
                <text:p>5.70460116032327</text:p>
              </table:table-cell>
              <table:table-cell office:value-type="float" office:value="5.70460116032327">
                <text:p>5.70460116032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934944519">
                <text:p>2.0934944519</text:p>
              </table:table-cell>
              <table:table-cell office:value-type="float" office:value="4224.30448666543">
                <text:p>4224.30448666543</text:p>
              </table:table-cell>
              <table:table-cell office:value-type="float" office:value="5.46970948649154">
                <text:p>5.46970948649154</text:p>
              </table:table-cell>
              <table:table-cell office:value-type="float" office:value="5.46970948649154">
                <text:p>5.46970948649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